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Text_20_body">
      <style:paragraph-properties fo:break-before="page"/>
      <style:text-properties style:font-name="Calibri1"/>
    </style:style>
    <style:style style:name="P25" style:family="paragraph" style:parent-style-name="Dialog">
      <style:paragraph-properties fo:margin-left="1.249cm" fo:margin-right="0cm" fo:text-indent="0cm" style:auto-text-indent="false"/>
      <style:text-properties style:font-name="Calibri1"/>
    </style:style>
    <style:style style:name="P26" style:family="paragraph" style:parent-style-name="Text_20_body">
      <style:paragraph-properties fo:margin-left="1.249cm" fo:margin-right="0cm" fo:text-indent="0cm" style:auto-text-indent="false"/>
      <style:text-properties style:font-name="Calibri1"/>
    </style:style>
    <style:style style:name="P27" style:family="paragraph" style:parent-style-name="Wierszyk">
      <style:paragraph-properties fo:margin-left="1.249cm" fo:margin-right="0cm" fo:margin-top="0cm" fo:margin-bottom="0cm" fo:line-height="100%" fo:text-indent="0cm" style:auto-text-indent="false"/>
    </style:style>
    <style:style style:name="P28" style:family="paragraph" style:parent-style-name="Dialog">
      <style:paragraph-properties fo:margin-left="1.251cm" fo:margin-right="0cm" fo:text-indent="0cm" style:auto-text-indent="false"/>
    </style:style>
    <style:style style:name="P29" style:family="paragraph" style:parent-style-name="Dialog">
      <style:paragraph-properties fo:margin-left="1.251cm" fo:margin-right="0cm" fo:text-indent="0cm" style:auto-text-indent="false"/>
      <style:text-properties style:font-name="Calibri1"/>
    </style:style>
    <style:style style:name="P30" style:family="paragraph" style:parent-style-name="Text_20_body">
      <style:paragraph-properties fo:margin-left="0cm" fo:margin-right="0cm" fo:text-indent="0cm" style:auto-text-indent="false"/>
      <style:text-properties style:font-name="Calibri1" fo:language="pl" fo:country="PL"/>
    </style:style>
    <style:style style:name="P31" style:family="paragraph" style:parent-style-name="Heading" style:master-page-name="Standard">
      <style:paragraph-properties style:page-number="auto"/>
      <style:text-properties fo:language="pl" fo:country="PL"/>
    </style:style>
    <style:style style:name="P32" style:family="paragraph" style:parent-style-name="Heading_20_2">
      <style:text-properties style:font-name="Calibri1"/>
    </style:style>
    <style:style style:name="P33" style:family="paragraph" style:parent-style-name="Heading_20_2">
      <style:paragraph-properties fo:break-before="page"/>
      <style:text-properties fo:language="pl" fo:country="PL"/>
    </style:style>
    <style:style style:name="P34" style:family="paragraph" style:parent-style-name="Endnote">
      <style:text-properties style:font-name="Calibri" fo:language="pl" fo:country="PL" fo:background-color="#ffff00"/>
    </style:style>
    <style:style style:name="P35" style:family="paragraph" style:parent-style-name="Text_20_body">
      <style:text-properties style:font-name="Calibri1"/>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style:style style:name="T19" style:family="text">
      <style:text-properties style:font-name="Calibri1" fo:background-color="#ffff00"/>
    </style:style>
    <style:style style:name="T20"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ynastia Sobieskich – tom I, „Krwawa Elekcja”</text:p>
      <text:list xml:id="list2660312121056763350" text:style-name="Outline">
        <text:list-item>
          <text:h text:style-name="P33"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32594672" text:continue-numbering="true" text:style-name="Outline">
        <text:list-item>
          <text:h text:style-name="P33"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8">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3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32598588" text:continue-numbering="true" text:style-name="Outline">
        <text:list-item>
          <text:h text:style-name="P33"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0"/>
      <text:list xml:id="list32600926" text:continue-numbering="true" text:style-name="Outline">
        <text:list-item>
          <text:h text:style-name="P33"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32593212" text:continue-numbering="true" text:style-name="Outline">
        <text:list-item>
          <text:h text:style-name="P33"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32576804" text:continue-numbering="true" text:style-name="Outline">
        <text:list-item>
          <text:h text:style-name="P33"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m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5">- Księstwo Litewskie cudzoziemską kandydaturę zatem popiera, czy tylko księstwa onego kanclerz? Czy ktoś w tej sali cudzoziemca jakiegoś kandydatem postawi?</text:p>
      <text:p text:style-name="P25">Wtedy biskup Trzebicki wskazał na Austriaków: </text:p>
      <text:p text:style-name="P25"><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6">-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5">- Co to za tumult? Bijatyka? - zaczął pytać dowódca dragonów Sobieskiego, potem ujrzał trupy rozciągnięte na piasku - Mord na polu elekcji?</text:p>
      <text:p text:style-name="P25">- Ci oto żołnierze nas pałaszami traktowali... - rzekł jeden ze szlachty.</text:p>
      <text:p text:style-name="P25">Wiśniowiecki zamierzał milczeć dumnie, lecz nie wytrzymał: </text:p>
      <text:p text:style-name="P25">- Ta hołota nas napadła...</text:p>
      <text:p text:style-name="P25">-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5">- Jam jest książę hetman Wiśniowiecki, nie pozwalajże sobie pułkowniku zbyt wiele...</text:p>
      <text:p text:style-name="P25">- Jam jest pułkownik Romain w służbie marszałka wielkiego koronnego jegomości. Mam rozkaz jaśnie pana marszałkowski tumulty tutaj karać. Za wszczęcie tumultu kładę areszt na waszeci.</text:p>
      <text:p text:style-name="P25">Księciu odebrało z oburzenia mowę, zaś pułkownik zwrócił się do dragonów książęcych:</text:p>
      <text:p text:style-name="P25">-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text:span><text:span text:style-name="T3">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text:span text:style-name="T20">Tu jeszcze wpisa</text:span><text:span text:style-name="T19">ć</text:span><text:span text:style-name="T20"> procesarskie deklaracje senator</text:span><text:span text:style-name="T19">ó</text:span><text:span text:style-name="T20">w. </text:span>Dla Cesarstwa i jego sprawy <text:span text:style-name="T3">ś</text:span>wi<text:span text:style-name="T3">ę</text:span>tej wojn<text:span text:style-name="T3">ę</text:span> t<text:span text:style-name="T3">ą</text:span> trzeba nadal prowadzi<text:span text:style-name="T3">ć</text:span>, interesy ruskiej szlachty przed takim dzie<text:span text:style-name="T3">ł</text:span>em ust<text:span text:style-name="T3">ą</text:span>pi<text:span text:style-name="T3">ć</text:span> musz<text:span text:style-name="T3">ą</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7"><text:span text:style-name="T3">„Mikołaj Pac rzekł: infułę sobie kupię</text:span><text:span text:style-name="T3">,</text:span></text:p>
      <text:p text:style-name="P27">to mi wszyscy czapkować będą: cny biskupie,</text:p>
      <text:p text:style-name="P27">I zbuduję w Wilnie pałac. Z tym pałacem</text:p>
      <text:p text:style-name="P27">stanę się prawdziwym Pacem</text:p>
      <text:p text:style-name="P27">i wart będę brata kanclerza,</text:p>
      <text:p text:style-name="P27">co Rzeczpospolitą sprzeniewierza,</text:p>
      <text:p text:style-name="P27">i brata hetmana, co się modli od rana,</text:p>
      <text:p text:style-name="P27">a dla wielkiej chwały Litwy,</text:p>
      <text:p text:style-name="P27">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text:soft-page-break/>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text:soft-page-break/>-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text:soft-page-break/>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text:soft-page-break/>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8">- Widzisz Waćpan, zatem mamy teraz twojego Sobieskiego na tronie, albo i całą ich dynastię! Wszystkie nasze prawa orężem podeptane, tyle <text:s/>ludzi pomordowano!</text:p>
      <text:p text:style-name="P29">- Wolałbyś Waćpan Lotaryńczyka na tronie, albo i samego Habsburga? Rzeczpostolitą jako jeszcze jedną imperium prowincję? - odparł Ostrowski. </text:p>
      <text:p text:style-name="P29">-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2592001" text:continue-numbering="true" text:style-name="Outline">
        <text:list-item>
          <text:h text:style-name="P32"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text:soft-page-break/>-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oft-page-break/><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text:soft-page-break/>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4"/>
      <text:list xml:id="list32599598" text:continue-numbering="true" text:style-name="Outline">
        <text:list-item>
          <text:h text:style-name="P32"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Rzeczpospolita, zaj</text:span><text:span text:style-name="T3">ę</text:span><text:span text:style-name="T8">ta wojnami z Turcj</text:span><text:span text:style-name="T3">ą</text:span><text:span text:style-name="T8">, nie zakwestionowa</text:span><text:span text:style-name="T3">ł</text:span><text:span text:style-name="T8">a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2</meta:editing-cycles>
    <meta:creation-date>2014-08-22T08:05:00</meta:creation-date>
    <dc:date>2016-03-13T12:41:28.79</dc:date>
    <meta:editing-duration>P79DT2H18M31S</meta:editing-duration>
    <meta:generator>OpenOffice/4.1.1$Win32 OpenOffice.org_project/411m6$Build-9775</meta:generator>
    <dc:creator>Mikolaj Trzeciecki</dc:creator>
    <meta:document-statistic meta:table-count="0" meta:image-count="0" meta:object-count="0" meta:page-count="62" meta:paragraph-count="588" meta:word-count="29082" meta:character-count="19736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